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stroke="solid" svg:stroke-color="#666666" draw:textarea-horizontal-align="justify" draw:textarea-vertical-align="middle" draw:auto-grow-height="false" fo:min-height="0.929cm" fo:min-width="7.573cm"/>
      <style:paragraph-properties style:writing-mode="lr-tb"/>
    </style:style>
    <style:style style:name="gr2" style:family="graphic" style:parent-style-name="Text_20_A4">
      <style:graphic-properties draw:stroke="solid" svg:stroke-color="#666666" draw:textarea-horizontal-align="justify" draw:textarea-vertical-align="top" draw:auto-grow-height="false" fo:min-height="0.558cm" fo:min-width="7.573cm"/>
      <style:paragraph-properties style:writing-mode="lr-tb"/>
    </style:style>
    <style:style style:name="gr3" style:family="graphic" style:parent-style-name="Text_20_A4">
      <style:graphic-properties draw:stroke="solid" svg:stroke-color="#666666" draw:textarea-horizontal-align="justify" draw:textarea-vertical-align="top" draw:auto-grow-height="false" fo:min-height="1.053cm" fo:min-width="7.573cm"/>
      <style:paragraph-properties style:writing-mode="lr-tb"/>
    </style:style>
    <style:style style:name="gr4" style:family="graphic" style:parent-style-name="Text_20_A4">
      <style:graphic-properties draw:stroke="solid" svg:stroke-color="#666666" draw:textarea-horizontal-align="justify" draw:textarea-vertical-align="top" draw:auto-grow-height="false" fo:min-height="2.54cm" fo:min-width="7.573cm"/>
      <style:paragraph-properties style:writing-mode="lr-tb"/>
    </style:style>
    <style:style style:name="gr5" style:family="graphic" style:parent-style-name="Text_20_A4">
      <style:graphic-properties draw:stroke="solid" svg:stroke-color="#666666" draw:textarea-horizontal-align="justify" draw:textarea-vertical-align="top" draw:auto-grow-height="false" fo:min-height="1.905cm" fo:min-width="7.573cm"/>
      <style:paragraph-properties style:writing-mode="lr-tb"/>
    </style:style>
    <style:style style:name="gr6" style:family="graphic" style:parent-style-name="Text_20_A4">
      <style:graphic-properties draw:stroke="solid" svg:stroke-color="#666666" draw:textarea-horizontal-align="justify" draw:textarea-vertical-align="middle" draw:auto-grow-height="false" fo:min-height="0.929cm" fo:min-width="10.16cm"/>
      <style:paragraph-properties style:writing-mode="lr-tb"/>
    </style:style>
    <style:style style:name="gr7" style:family="graphic" style:parent-style-name="Text_20_A4">
      <style:graphic-properties draw:stroke="solid" svg:stroke-color="#666666" draw:textarea-horizontal-align="justify" draw:textarea-vertical-align="top" draw:auto-grow-height="false" fo:min-height="2.857cm" fo:min-width="10.16cm"/>
      <style:paragraph-properties style:writing-mode="lr-tb"/>
    </style:style>
    <style:style style:name="gr8" style:family="graphic" style:parent-style-name="Text_20_A4">
      <style:graphic-properties draw:stroke="solid" svg:stroke-color="#666666" draw:textarea-horizontal-align="justify" draw:textarea-vertical-align="top" draw:auto-grow-height="false" fo:min-height="1.904cm" fo:min-width="10.16cm"/>
      <style:paragraph-properties style:writing-mode="lr-tb"/>
    </style:style>
    <style:style style:name="gr9" style:family="graphic" style:parent-style-name="Text_20_A4">
      <style:graphic-properties draw:stroke="solid" svg:stroke-color="#666666" draw:textarea-horizontal-align="justify" draw:textarea-vertical-align="top" draw:auto-grow-height="false" fo:min-height="2.539cm" fo:min-width="10.16cm"/>
      <style:paragraph-properties style:writing-mode="lr-tb"/>
    </style:style>
    <style:style style:name="gr10" style:family="graphic" style:parent-style-name="Text_20_A4">
      <style:graphic-properties draw:stroke="solid" svg:stroke-color="#666666" draw:textarea-horizontal-align="justify" draw:textarea-vertical-align="top" draw:auto-grow-height="false" fo:min-height="1.586cm" fo:min-width="10.16cm"/>
      <style:paragraph-properties style:writing-mode="lr-tb"/>
    </style:style>
    <style:style style:name="gr11" style:family="graphic" style:parent-style-name="standard">
      <style:graphic-properties svg:stroke-color="#666666" draw:marker-start="Arrowheads_20_4" draw:marker-end="Arrowheads_20_2" draw:textarea-vertical-align="middle"/>
    </style:style>
    <style:style style:name="gr12" style:family="graphic" style:parent-style-name="standard">
      <style:graphic-properties draw:stroke="dash" draw:stroke-dash="Long_20_Dash" svg:stroke-width="0cm" svg:stroke-color="#666666" draw:marker-end="Arrowheads_20_2" draw:textarea-vertical-align="middle"/>
    </style:style>
    <style:style style:name="gr13" style:family="graphic" style:parent-style-name="standard">
      <style:graphic-properties draw:stroke="dash" draw:stroke-dash="Long_20_Dash" svg:stroke-color="#666666" draw:marker-end="Arrowheads_20_2" draw:textarea-vertical-align="middle"/>
    </style:style>
    <style:style style:name="P1" style:family="paragraph">
      <style:paragraph-properties fo:text-align="center" style:writing-mode="lr-tb"/>
      <style:text-properties style:font-name="Corbel Light" fo:font-size="10.5pt"/>
    </style:style>
    <style:style style:name="P2" style:family="paragraph">
      <style:paragraph-properties fo:margin-left="0.102cm" fo:margin-right="0.102cm" fo:margin-top="0.051cm" fo:margin-bottom="0.051cm" fo:line-height="115%" fo:text-align="start" fo:text-indent="0cm" style:writing-mode="lr-tb"/>
      <style:text-properties style:font-name="Corbel Light" fo:font-size="10.5pt"/>
    </style:style>
    <style:style style:name="P3" style:family="paragraph">
      <style:paragraph-properties fo:text-align="center"/>
    </style:style>
    <style:style style:name="T1" style:family="text">
      <style:text-properties style:font-name="Corbel Light"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7.573cm" svg:height="0.929cm" svg:x="12.429cm" svg:y="0.452cm">
              <text:p text:style-name="P1"><text:span text:style-name="T1">Boa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7.573cm" svg:height="0.558cm" svg:x="12.429cm" svg:y="1.381cm">
              <text:p text:style-name="P2"><text:span text:style-name="T1">- coordinates: Array&lt;Point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3cm" svg:height="1.053cm" svg:x="12.429cm" svg:y="1.939cm">
              <text:p text:style-name="P2"><text:span text:style-name="T1">+ drawBoard(): void</text:span></text:p>
              <text:p text:style-name="P2"><text:span text:style-name="T1">+ getCoordinates(): Array&lt;Point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3" draw:id="id3">
            <draw:custom-shape draw:style-name="gr1" draw:text-style-name="P1" draw:layer="layout" svg:width="7.573cm" svg:height="0.929cm" svg:x="2.54cm" svg:y="2.675cm">
              <text:p text:style-name="P1"><text:span text:style-name="T1">&lt;interface&gt;</text:span></text:p>
              <text:p text:style-name="P1"><text:span text:style-name="T1">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3cm" svg:height="2.54cm" svg:x="2.54cm" svg:y="3.627cm"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2" draw:id="id2">
            <draw:custom-shape draw:style-name="gr1" draw:text-style-name="P1" draw:layer="layout" svg:width="7.573cm" svg:height="0.929cm" svg:x="22.589cm" svg:y="2.675cm">
              <text:p text:style-name="P1"><text:span text:style-name="T1">&lt;interface&gt;</text:span></text:p>
              <text:p text:style-name="P1"><text:span text:style-name="T1">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7.573cm" svg:height="1.905cm" svg:x="22.589cm" svg:y="3.627cm"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4" draw:id="id4">
            <draw:custom-shape draw:style-name="gr6" draw:text-style-name="P1" draw:layer="layout" svg:width="10.16cm" svg:height="0.929cm" svg:x="2.54cm" svg:y="7.12cm">
              <text:p text:style-name="P1"><text:span text:style-name="T1">Green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0.16cm" svg:height="2.857cm" svg:x="2.54cm" svg:y="9.978cm">
              <text:p text:style-name="P2"><text:span text:style-name="T1">+ GreenSnake(Point start, Point end, String type, Color color): void </text:span></text:p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0.16cm" svg:height="1.904cm" svg:x="2.54cm" svg:y="8.07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type: String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" draw:id="id5">
            <draw:custom-shape draw:style-name="gr6" draw:text-style-name="P1" draw:layer="layout" svg:width="10.16cm" svg:height="0.929cm" svg:x="2.54cm" svg:y="13.787cm">
              <text:p text:style-name="P1"><text:span text:style-name="T1">Red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0.16cm" svg:height="2.857cm" svg:x="2.54cm" svg:y="16.645cm">
              <text:p text:style-name="P2"><text:span text:style-name="T1">+ GreenSnake(Point start, Point end, String type, Color color): void </text:span></text:p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0.16cm" svg:height="1.904cm" svg:x="2.54cm" svg:y="14.741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type: String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7" draw:id="id7">
            <draw:custom-shape draw:style-name="gr6" draw:text-style-name="P1" draw:layer="layout" svg:width="10.16cm" svg:height="0.929cm" svg:x="20.002cm" svg:y="7.12cm">
              <text:p text:style-name="P1"><text:span text:style-name="T1">Green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10.16cm" svg:height="2.539cm" svg:x="20.002cm" svg:y="9.661cm">
              <text:p text:style-name="P2"><text:span text:style-name="T1">+ GreenLadder(Point start, Point end, Color color): void </text:span></text:p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10.16cm" svg:height="1.586cm" svg:x="20.002cm" svg:y="8.07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6" draw:id="id6">
            <draw:custom-shape draw:style-name="gr6" draw:text-style-name="P1" draw:layer="layout" svg:width="10.16cm" svg:height="0.929cm" svg:x="20.02cm" svg:y="13.47cm">
              <text:p text:style-name="P1"><text:span text:style-name="T1">Yellow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10.16cm" svg:height="2.539cm" svg:x="20.02cm" svg:y="16.011cm">
              <text:p text:style-name="P2"><text:span text:style-name="T1">+ GreenLadder(Point start, Point end, Color color): void </text:span></text:p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10.16cm" svg:height="1.586cm" svg:x="20.02cm" svg:y="14.42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1" draw:text-style-name="P3" draw:layer="layout" svg:x1="20.002cm" svg:y1="1.722cm" svg:x2="26.375cm" svg:y2="2.675cm" draw:start-shape="id1" draw:start-glue-point="1" draw:end-shape="id2" draw:end-glue-point="0" svg:d="M20002 1722h6373v953" svg:viewBox="0 0 6374 954">
            <text:p/>
          </draw:connector>
          <draw:connector draw:style-name="gr11" draw:text-style-name="P3" draw:layer="layout" svg:x1="12.429cm" svg:y1="1.722cm" svg:x2="6.326cm" svg:y2="2.675cm" draw:start-shape="id1" draw:start-glue-point="3" draw:end-shape="id3" draw:end-glue-point="0" svg:d="M12429 1722h-6103v953" svg:viewBox="0 0 6104 954">
            <text:p/>
          </draw:connector>
          <draw:connector draw:style-name="gr12" draw:text-style-name="P3" draw:layer="layout" svg:x1="2.54cm" svg:y1="9.977cm" svg:x2="2.54cm" svg:y2="4.421cm" draw:start-shape="id4" draw:start-glue-point="3" draw:end-shape="id3" draw:end-glue-point="3" svg:d="M2540 9977h-502v-5556h502" svg:viewBox="0 0 503 5557">
            <text:p/>
          </draw:connector>
          <draw:connector draw:style-name="gr13" draw:text-style-name="P3" draw:layer="layout" svg:x1="12.7cm" svg:y1="16.644cm" svg:x2="10.113cm" svg:y2="4.421cm" draw:start-shape="id5" draw:start-glue-point="1" draw:end-shape="id3" draw:end-glue-point="1" svg:d="M12700 16644h501v-12223h-3088" svg:viewBox="0 0 3089 12224">
            <text:p/>
          </draw:connector>
          <draw:connector draw:style-name="gr13" draw:text-style-name="P3" draw:layer="layout" svg:x1="30.18cm" svg:y1="16.01cm" svg:x2="30.162cm" svg:y2="4.103cm" draw:start-shape="id6" draw:start-glue-point="1" draw:end-shape="id2" draw:end-glue-point="1" svg:d="M30180 16010h501v-11907h-519" svg:viewBox="0 0 520 11908">
            <text:p/>
          </draw:connector>
          <draw:connector draw:style-name="gr13" draw:text-style-name="P3" draw:layer="layout" svg:x1="20.002cm" svg:y1="9.66cm" svg:x2="22.589cm" svg:y2="4.103cm" draw:start-shape="id7" draw:start-glue-point="3" draw:end-shape="id2" draw:end-glue-point="3" svg:d="M20002 9660h-501v-5557h3088" svg:viewBox="0 0 3089 5558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Arrowheads_20_4" draw:display-name="Arrowheads 4" svg:viewBox="0 0 3000 6000" svg:d="M1500 0l1500 3000-1500 3000-1500-3000zM1500 447l-1276 2553 1276 2553 1276-255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9T22:03:18.771000000</meta:creation-date>
    <dc:date>2020-09-12T03:22:36.112000000</dc:date>
    <meta:editing-duration>PT2H7M10S</meta:editing-duration>
    <meta:editing-cycles>11</meta:editing-cycles>
    <meta:generator>LibreOffice/7.0.0.3$Windows_X86_64 LibreOffice_project/8061b3e9204bef6b321a21033174034a5e2ea88e</meta:generator>
    <meta:document-statistic meta:object-count="33"/>
  </office:meta>
</office:document-meta>
</file>